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1.565cm"/>
    </style:style>
    <style:style style:name="co9" style:family="table-column">
      <style:table-column-properties fo:break-before="auto" style:column-width="1.656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3cac7" fo:wrap-option="wrap" fo:border="0.74pt solid #000000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number-columns-repeated="6" table:default-cell-style-name="ce2"/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ragtag.scaffold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# contigs (&gt;= 0 bp)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# contigs (&gt;= 1000 bp)</text:p>
          </table:table-cell>
          <table:table-cell office:value-type="float" office:value="6046" calcext:value-type="float">
            <text:p>6046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# contigs (&gt;= 5000 bp)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# contigs (&gt;= 10000 bp)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# contigs (&gt;= 25000 bp)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# contigs (&gt;= 50000 bp)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Total length (&gt;= 0 bp)</text:p>
          </table:table-cell>
          <table:table-cell office:value-type="float" office:value="213610518" calcext:value-type="float">
            <text:p>213610518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Total length (&gt;= 1000 bp)</text:p>
          </table:table-cell>
          <table:table-cell office:value-type="float" office:value="213482155" calcext:value-type="float">
            <text:p>213482155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Total length (&gt;= 5000 bp)</text:p>
          </table:table-cell>
          <table:table-cell office:value-type="float" office:value="200160562" calcext:value-type="float">
            <text:p>200160562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Total length (&gt;= 10000 bp)</text:p>
          </table:table-cell>
          <table:table-cell office:value-type="float" office:value="199477652" calcext:value-type="float">
            <text:p>199477652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Total length (&gt;= 25000 bp)</text:p>
          </table:table-cell>
          <table:table-cell office:value-type="float" office:value="198507950" calcext:value-type="float">
            <text:p>198507950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office:value-type="string" calcext:value-type="string">
            <text:p>Total length (&gt;= 50000 bp)</text:p>
          </table:table-cell>
          <table:table-cell office:value-type="float" office:value="197589326" calcext:value-type="float">
            <text:p>197589326</text:p>
          </table:table-cell>
          <table:table-cell table:number-columns-repeated="2"/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Flye</text:p>
          </table:table-cell>
          <table:table-cell table:style-name="ce1" office:value-type="string" calcext:value-type="string">
            <text:p>Racon</text:p>
          </table:table-cell>
          <table:table-cell table:style-name="ce1" office:value-type="string" calcext:value-type="string">
            <text:p>R+Pilon</text:p>
          </table:table-cell>
          <table:table-cell table:style-name="ce1" office:value-type="string" calcext:value-type="string">
            <text:p>Pilon</text:p>
          </table:table-cell>
          <table:table-cell table:style-name="ce1" office:value-type="string" calcext:value-type="string">
            <text:p>R+P+RagTag</text:p>
          </table:table-cell>
          <table:table-cell table:style-name="ce1" office:value-type="string" calcext:value-type="string">
            <text:p>P+Ragtag</text:p>
          </table:table-cell>
        </table:table-row>
        <table:table-row table:style-name="ro1">
          <table:table-cell office:value-type="string" calcext:value-type="string">
            <text:p># contigs</text:p>
          </table:table-cell>
          <table:table-cell office:value-type="float" office:value="6229" calcext:value-type="float">
            <text:p>6229</text:p>
          </table:table-cell>
          <table:table-cell table:number-columns-repeated="2"/>
          <table:table-cell office:value-type="string" calcext:value-type="string">
            <text:p># contigs (&gt;= 0 bp)</text:p>
          </table:table-cell>
          <table:table-cell office:value-type="float" office:value="83399" calcext:value-type="float">
            <text:p>83399</text:p>
          </table:table-cell>
          <table:table-cell table:number-columns-repeated="2" office:value-type="float" office:value="83354" calcext:value-type="float">
            <text:p>83354</text:p>
          </table:table-cell>
          <table:table-cell office:value-type="float" office:value="83399" calcext:value-type="float">
            <text:p>83399</text:p>
          </table:table-cell>
          <table:table-cell office:value-type="float" office:value="6986" calcext:value-type="float">
            <text:p>6986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string" calcext:value-type="string">
            <text:p>Largest contig</text:p>
          </table:table-cell>
          <table:table-cell office:value-type="float" office:value="6137311" calcext:value-type="float">
            <text:p>6137311</text:p>
          </table:table-cell>
          <table:table-cell table:number-columns-repeated="2"/>
          <table:table-cell office:value-type="string" calcext:value-type="string">
            <text:p># contigs (&gt;= 1000 bp)</text:p>
          </table:table-cell>
          <table:table-cell office:value-type="float" office:value="83194" calcext:value-type="float">
            <text:p>83194</text:p>
          </table:table-cell>
          <table:table-cell office:value-type="float" office:value="82995" calcext:value-type="float">
            <text:p>82995</text:p>
          </table:table-cell>
          <table:table-cell office:value-type="float" office:value="82994" calcext:value-type="float">
            <text:p>82994</text:p>
          </table:table-cell>
          <table:table-cell office:value-type="float" office:value="83194" calcext:value-type="float">
            <text:p>83194</text:p>
          </table:table-cell>
          <table:table-cell office:value-type="float" office:value="6675" calcext:value-type="float">
            <text:p>6675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string" calcext:value-type="string">
            <text:p>Total length</text:p>
          </table:table-cell>
          <table:table-cell office:value-type="float" office:value="213606929" calcext:value-type="float">
            <text:p>213606929</text:p>
          </table:table-cell>
          <table:table-cell table:number-columns-repeated="2"/>
          <table:table-cell office:value-type="string" calcext:value-type="string">
            <text:p># contigs (&gt;= 5000 bp)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786" calcext:value-type="float">
            <text:p>786</text:p>
          </table:table-cell>
          <table:table-cell office:value-type="float" office:value="379" calcext:value-type="float">
            <text:p>37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GC (%)</text:p>
          </table:table-cell>
          <table:table-cell office:value-type="float" office:value="42.77" calcext:value-type="float">
            <text:p>42.77</text:p>
          </table:table-cell>
          <table:table-cell table:number-columns-repeated="2"/>
          <table:table-cell office:value-type="string" calcext:value-type="string">
            <text:p># contigs (&gt;= 10000 bp)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1617441" calcext:value-type="float">
            <text:p>1617441</text:p>
          </table:table-cell>
          <table:table-cell table:number-columns-repeated="2"/>
          <table:table-cell office:value-type="string" calcext:value-type="string">
            <text:p># contigs (&gt;= 25000 bp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float" office:value="163533" calcext:value-type="float">
            <text:p>163533</text:p>
          </table:table-cell>
          <table:table-cell table:number-columns-repeated="2"/>
          <table:table-cell office:value-type="string" calcext:value-type="string">
            <text:p># contigs (&gt;= 50000 bp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auN</text:p>
          </table:table-cell>
          <table:table-cell office:value-type="float" office:value="2000122.5" calcext:value-type="float">
            <text:p>2000122.5</text:p>
          </table:table-cell>
          <table:table-cell table:number-columns-repeated="2"/>
          <table:table-cell office:value-type="string" calcext:value-type="string">
            <text:p>Total length (&gt;= 0 bp)</text:p>
          </table:table-cell>
          <table:table-cell office:value-type="float" office:value="205909836" calcext:value-type="float">
            <text:p>205909836</text:p>
          </table:table-cell>
          <table:table-cell office:value-type="float" office:value="193720778" calcext:value-type="float">
            <text:p>193720778</text:p>
          </table:table-cell>
          <table:table-cell office:value-type="float" office:value="193715653" calcext:value-type="float">
            <text:p>193715653</text:p>
          </table:table-cell>
          <table:table-cell office:value-type="float" office:value="205894318" calcext:value-type="float">
            <text:p>205894318</text:p>
          </table:table-cell>
          <table:table-cell office:value-type="float" office:value="201352453" calcext:value-type="float">
            <text:p>201352453</text:p>
          </table:table-cell>
          <table:table-cell office:value-type="float" office:value="213610518" calcext:value-type="float">
            <text:p>213610518</text:p>
          </table:table-cell>
        </table:table-row>
        <table:table-row table:style-name="ro1">
          <table:table-cell office:value-type="string" calcext:value-type="string">
            <text:p>L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Total length (&gt;= 1000 bp)</text:p>
          </table:table-cell>
          <table:table-cell office:value-type="float" office:value="205770861" calcext:value-type="float">
            <text:p>205770861</text:p>
          </table:table-cell>
          <table:table-cell office:value-type="float" office:value="193454620" calcext:value-type="float">
            <text:p>193454620</text:p>
          </table:table-cell>
          <table:table-cell office:value-type="float" office:value="193448579" calcext:value-type="float">
            <text:p>193448579</text:p>
          </table:table-cell>
          <table:table-cell office:value-type="float" office:value="205755449" calcext:value-type="float">
            <text:p>205755449</text:p>
          </table:table-cell>
          <table:table-cell office:value-type="float" office:value="201126003" calcext:value-type="float">
            <text:p>201126003</text:p>
          </table:table-cell>
          <table:table-cell office:value-type="float" office:value="213482155" calcext:value-type="float">
            <text:p>213482155</text:p>
          </table:table-cell>
        </table:table-row>
        <table:table-row table:style-name="ro1">
          <table:table-cell office:value-type="string" calcext:value-type="string">
            <text:p>L90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string" calcext:value-type="string">
            <text:p>Total length (&gt;= 5000 bp)</text:p>
          </table:table-cell>
          <table:table-cell office:value-type="float" office:value="5121820" calcext:value-type="float">
            <text:p>5121820</text:p>
          </table:table-cell>
          <table:table-cell office:value-type="float" office:value="4293670" calcext:value-type="float">
            <text:p>4293670</text:p>
          </table:table-cell>
          <table:table-cell office:value-type="float" office:value="4293555" calcext:value-type="float">
            <text:p>4293555</text:p>
          </table:table-cell>
          <table:table-cell office:value-type="float" office:value="5116162" calcext:value-type="float">
            <text:p>5116162</text:p>
          </table:table-cell>
          <table:table-cell office:value-type="float" office:value="187708380" calcext:value-type="float">
            <text:p>187708380</text:p>
          </table:table-cell>
          <table:table-cell office:value-type="float" office:value="200160562" calcext:value-type="float">
            <text:p>200160562</text:p>
          </table:table-cell>
        </table:table-row>
        <table:table-row table:style-name="ro1">
          <table:table-cell office:value-type="string" calcext:value-type="string">
            <text:p># N's per 100 kbp</text:p>
          </table:table-cell>
          <table:table-cell office:value-type="float" office:value="3612.34" calcext:value-type="float">
            <text:p>3612.34</text:p>
          </table:table-cell>
          <table:table-cell table:number-columns-repeated="2"/>
          <table:table-cell office:value-type="string" calcext:value-type="string">
            <text:p>Total length (&gt;= 10000 bp)</text:p>
          </table:table-cell>
          <table:table-cell office:value-type="float" office:value="406292" calcext:value-type="float">
            <text:p>406292</text:p>
          </table:table-cell>
          <table:table-cell office:value-type="float" office:value="269244" calcext:value-type="float">
            <text:p>269244</text:p>
          </table:table-cell>
          <table:table-cell office:value-type="float" office:value="269236" calcext:value-type="float">
            <text:p>269236</text:p>
          </table:table-cell>
          <table:table-cell office:value-type="float" office:value="406220" calcext:value-type="float">
            <text:p>406220</text:p>
          </table:table-cell>
          <table:table-cell office:value-type="float" office:value="187149709" calcext:value-type="float">
            <text:p>187149709</text:p>
          </table:table-cell>
          <table:table-cell office:value-type="float" office:value="199477652" calcext:value-type="float">
            <text:p>1994776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length (&gt;= 25000 bp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243957" calcext:value-type="float">
            <text:p>186243957</text:p>
          </table:table-cell>
          <table:table-cell office:value-type="float" office:value="198507950" calcext:value-type="float">
            <text:p>1985079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length (&gt;= 50000 bp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362935" calcext:value-type="float">
            <text:p>185362935</text:p>
          </table:table-cell>
          <table:table-cell office:value-type="float" office:value="197589326" calcext:value-type="float">
            <text:p>1975893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contigs</text:p>
          </table:table-cell>
          <table:table-cell office:value-type="float" office:value="83391" calcext:value-type="float">
            <text:p>83391</text:p>
          </table:table-cell>
          <table:table-cell table:number-columns-repeated="2" office:value-type="float" office:value="83311" calcext:value-type="float">
            <text:p>83311</text:p>
          </table:table-cell>
          <table:table-cell office:value-type="float" office:value="83391" calcext:value-type="float">
            <text:p>83391</text:p>
          </table:table-cell>
          <table:table-cell office:value-type="float" office:value="6944" calcext:value-type="float">
            <text:p>6944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argest contig</text:p>
          </table:table-cell>
          <table:table-cell office:value-type="float" office:value="13717" calcext:value-type="float">
            <text:p>13717</text:p>
          </table:table-cell>
          <table:table-cell office:value-type="float" office:value="12389" calcext:value-type="float">
            <text:p>12389</text:p>
          </table:table-cell>
          <table:table-cell office:value-type="float" office:value="12390" calcext:value-type="float">
            <text:p>12390</text:p>
          </table:table-cell>
          <table:table-cell office:value-type="float" office:value="13698" calcext:value-type="float">
            <text:p>13698</text:p>
          </table:table-cell>
          <table:table-cell office:value-type="float" office:value="5750018" calcext:value-type="float">
            <text:p>5750018</text:p>
          </table:table-cell>
          <table:table-cell office:value-type="float" office:value="6137311" calcext:value-type="float">
            <text:p>61373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 length</text:p>
          </table:table-cell>
          <table:table-cell office:value-type="float" office:value="205906247" calcext:value-type="float">
            <text:p>205906247</text:p>
          </table:table-cell>
          <table:table-cell office:value-type="float" office:value="193702549" calcext:value-type="float">
            <text:p>193702549</text:p>
          </table:table-cell>
          <table:table-cell office:value-type="float" office:value="193697430" calcext:value-type="float">
            <text:p>193697430</text:p>
          </table:table-cell>
          <table:table-cell office:value-type="float" office:value="205890729" calcext:value-type="float">
            <text:p>205890729</text:p>
          </table:table-cell>
          <table:table-cell office:value-type="float" office:value="201334720" calcext:value-type="float">
            <text:p>201334720</text:p>
          </table:table-cell>
          <table:table-cell office:value-type="float" office:value="213606929" calcext:value-type="float">
            <text:p>2136069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C (%)</text:p>
          </table:table-cell>
          <table:table-cell office:value-type="float" office:value="42.78" calcext:value-type="float">
            <text:p>42.78</text:p>
          </table:table-cell>
          <table:table-cell table:number-columns-repeated="2" office:value-type="float" office:value="42.61" calcext:value-type="float">
            <text:p>42.61</text:p>
          </table:table-cell>
          <table:table-cell office:value-type="float" office:value="42.77" calcext:value-type="float">
            <text:p>42.77</text:p>
          </table:table-cell>
          <table:table-cell office:value-type="float" office:value="42.61" calcext:value-type="float">
            <text:p>42.61</text:p>
          </table:table-cell>
          <table:table-cell office:value-type="float" office:value="42.77" calcext:value-type="float">
            <text:p>42.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50</text:p>
          </table:table-cell>
          <table:table-cell office:value-type="float" office:value="2382" calcext:value-type="float">
            <text:p>2382</text:p>
          </table:table-cell>
          <table:table-cell table:number-columns-repeated="2" office:value-type="float" office:value="2299" calcext:value-type="float">
            <text:p>2299</text:p>
          </table:table-cell>
          <table:table-cell office:value-type="float" office:value="2382" calcext:value-type="float">
            <text:p>2382</text:p>
          </table:table-cell>
          <table:table-cell office:value-type="float" office:value="1520899" calcext:value-type="float">
            <text:p>1520899</text:p>
          </table:table-cell>
          <table:table-cell office:value-type="float" office:value="1617441" calcext:value-type="float">
            <text:p>16174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90</text:p>
          </table:table-cell>
          <table:table-cell office:value-type="float" office:value="2242" calcext:value-type="float">
            <text:p>2242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  <table:table-cell office:value-type="float" office:value="142949" calcext:value-type="float">
            <text:p>142949</text:p>
          </table:table-cell>
          <table:table-cell office:value-type="float" office:value="163533" calcext:value-type="float">
            <text:p>1635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uN</text:p>
          </table:table-cell>
          <table:table-cell office:value-type="float" office:value="2586.4" calcext:value-type="float">
            <text:p>2586.4</text:p>
          </table:table-cell>
          <table:table-cell office:value-type="float" office:value="2455.2" calcext:value-type="float">
            <text:p>2455.2</text:p>
          </table:table-cell>
          <table:table-cell office:value-type="float" office:value="2455.1" calcext:value-type="float">
            <text:p>2455.1</text:p>
          </table:table-cell>
          <table:table-cell office:value-type="float" office:value="2586.2" calcext:value-type="float">
            <text:p>2586.2</text:p>
          </table:table-cell>
          <table:table-cell office:value-type="float" office:value="1880874" calcext:value-type="float">
            <text:p>1880874</text:p>
          </table:table-cell>
          <table:table-cell office:value-type="float" office:value="2000122.5" calcext:value-type="float">
            <text:p>2000122.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50</text:p>
          </table:table-cell>
          <table:table-cell office:value-type="float" office:value="37974" calcext:value-type="float">
            <text:p>37974</text:p>
          </table:table-cell>
          <table:table-cell office:value-type="float" office:value="36921" calcext:value-type="float">
            <text:p>36921</text:p>
          </table:table-cell>
          <table:table-cell office:value-type="float" office:value="36919" calcext:value-type="float">
            <text:p>36919</text:p>
          </table:table-cell>
          <table:table-cell office:value-type="float" office:value="37974" calcext:value-type="float">
            <text:p>3797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90</text:p>
          </table:table-cell>
          <table:table-cell office:value-type="float" office:value="73699" calcext:value-type="float">
            <text:p>73699</text:p>
          </table:table-cell>
          <table:table-cell office:value-type="float" office:value="72019" calcext:value-type="float">
            <text:p>72019</text:p>
          </table:table-cell>
          <table:table-cell office:value-type="float" office:value="72016" calcext:value-type="float">
            <text:p>72016</text:p>
          </table:table-cell>
          <table:table-cell office:value-type="float" office:value="73699" calcext:value-type="float">
            <text:p>73699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# N's per 100 kb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3.09" calcext:value-type="float">
            <text:p>3793.09</text:p>
          </table:table-cell>
          <table:table-cell office:value-type="float" office:value="3612.34" calcext:value-type="float">
            <text:p>3612.34</text:p>
          </table:table-cell>
        </table:table-row>
      </table:table>
      <table:table table:name="Sheet2" table:style-name="ta1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row table:style-name="ro1">
          <table:table-cell table:style-name="ce5" office:value-type="string" calcext:value-type="string">
            <text:p>Assembly</text:p>
          </table:table-cell>
          <table:table-cell table:style-name="ce5" office:value-type="string" calcext:value-type="string">
            <text:p>Flye</text:p>
          </table:table-cell>
          <table:table-cell table:style-name="ce5" office:value-type="string" calcext:value-type="string">
            <text:p>Racon</text:p>
          </table:table-cell>
          <table:table-cell table:style-name="ce5" office:value-type="string" calcext:value-type="string">
            <text:p>R+Pilon</text:p>
          </table:table-cell>
          <table:table-cell table:style-name="ce5" office:value-type="string" calcext:value-type="string">
            <text:p>Pilon</text:p>
          </table:table-cell>
          <table:table-cell table:style-name="ce5" office:value-type="string" calcext:value-type="string">
            <text:p>R+P+RagTag</text:p>
          </table:table-cell>
          <table:table-cell table:style-name="ce5" office:value-type="string" calcext:value-type="string">
            <text:p>P+Ragtag</text:p>
          </table:table-cell>
        </table:table-row>
        <table:table-row table:style-name="ro1">
          <table:table-cell office:value-type="string" calcext:value-type="string">
            <text:p># contigs (&gt;= 0 bp)</text:p>
          </table:table-cell>
          <table:table-cell office:value-type="float" office:value="83399" calcext:value-type="float">
            <text:p>83399</text:p>
          </table:table-cell>
          <table:table-cell table:number-columns-repeated="2" office:value-type="float" office:value="83354" calcext:value-type="float">
            <text:p>83354</text:p>
          </table:table-cell>
          <table:table-cell office:value-type="float" office:value="83399" calcext:value-type="float">
            <text:p>83399</text:p>
          </table:table-cell>
          <table:table-cell office:value-type="float" office:value="6986" calcext:value-type="float">
            <text:p>6986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string" calcext:value-type="string">
            <text:p># contigs (&gt;= 1000 bp)</text:p>
          </table:table-cell>
          <table:table-cell office:value-type="float" office:value="83194" calcext:value-type="float">
            <text:p>83194</text:p>
          </table:table-cell>
          <table:table-cell office:value-type="float" office:value="82995" calcext:value-type="float">
            <text:p>82995</text:p>
          </table:table-cell>
          <table:table-cell office:value-type="float" office:value="82994" calcext:value-type="float">
            <text:p>82994</text:p>
          </table:table-cell>
          <table:table-cell office:value-type="float" office:value="83194" calcext:value-type="float">
            <text:p>83194</text:p>
          </table:table-cell>
          <table:table-cell office:value-type="float" office:value="6675" calcext:value-type="float">
            <text:p>6675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office:value-type="string" calcext:value-type="string">
            <text:p># contigs (&gt;= 5000 bp)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786" calcext:value-type="float">
            <text:p>786</text:p>
          </table:table-cell>
          <table:table-cell office:value-type="float" office:value="379" calcext:value-type="float">
            <text:p>37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# contigs (&gt;= 10000 bp)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# contigs (&gt;= 25000 bp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# contigs (&gt;= 50000 bp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Total length (&gt;= 0 bp)</text:p>
          </table:table-cell>
          <table:table-cell office:value-type="float" office:value="205909836" calcext:value-type="float">
            <text:p>205909836</text:p>
          </table:table-cell>
          <table:table-cell office:value-type="float" office:value="193720778" calcext:value-type="float">
            <text:p>193720778</text:p>
          </table:table-cell>
          <table:table-cell office:value-type="float" office:value="193715653" calcext:value-type="float">
            <text:p>193715653</text:p>
          </table:table-cell>
          <table:table-cell office:value-type="float" office:value="205894318" calcext:value-type="float">
            <text:p>205894318</text:p>
          </table:table-cell>
          <table:table-cell office:value-type="float" office:value="201352453" calcext:value-type="float">
            <text:p>201352453</text:p>
          </table:table-cell>
          <table:table-cell office:value-type="float" office:value="213610518" calcext:value-type="float">
            <text:p>213610518</text:p>
          </table:table-cell>
        </table:table-row>
        <table:table-row table:style-name="ro1">
          <table:table-cell office:value-type="string" calcext:value-type="string">
            <text:p>Total length (&gt;= 1000 bp)</text:p>
          </table:table-cell>
          <table:table-cell office:value-type="float" office:value="205770861" calcext:value-type="float">
            <text:p>205770861</text:p>
          </table:table-cell>
          <table:table-cell office:value-type="float" office:value="193454620" calcext:value-type="float">
            <text:p>193454620</text:p>
          </table:table-cell>
          <table:table-cell office:value-type="float" office:value="193448579" calcext:value-type="float">
            <text:p>193448579</text:p>
          </table:table-cell>
          <table:table-cell office:value-type="float" office:value="205755449" calcext:value-type="float">
            <text:p>205755449</text:p>
          </table:table-cell>
          <table:table-cell office:value-type="float" office:value="201126003" calcext:value-type="float">
            <text:p>201126003</text:p>
          </table:table-cell>
          <table:table-cell office:value-type="float" office:value="213482155" calcext:value-type="float">
            <text:p>213482155</text:p>
          </table:table-cell>
        </table:table-row>
        <table:table-row table:style-name="ro1">
          <table:table-cell office:value-type="string" calcext:value-type="string">
            <text:p>Total length (&gt;= 5000 bp)</text:p>
          </table:table-cell>
          <table:table-cell office:value-type="float" office:value="5121820" calcext:value-type="float">
            <text:p>5121820</text:p>
          </table:table-cell>
          <table:table-cell office:value-type="float" office:value="4293670" calcext:value-type="float">
            <text:p>4293670</text:p>
          </table:table-cell>
          <table:table-cell office:value-type="float" office:value="4293555" calcext:value-type="float">
            <text:p>4293555</text:p>
          </table:table-cell>
          <table:table-cell office:value-type="float" office:value="5116162" calcext:value-type="float">
            <text:p>5116162</text:p>
          </table:table-cell>
          <table:table-cell office:value-type="float" office:value="187708380" calcext:value-type="float">
            <text:p>187708380</text:p>
          </table:table-cell>
          <table:table-cell office:value-type="float" office:value="200160562" calcext:value-type="float">
            <text:p>200160562</text:p>
          </table:table-cell>
        </table:table-row>
        <table:table-row table:style-name="ro1">
          <table:table-cell office:value-type="string" calcext:value-type="string">
            <text:p>Total length (&gt;= 10000 bp)</text:p>
          </table:table-cell>
          <table:table-cell office:value-type="float" office:value="406292" calcext:value-type="float">
            <text:p>406292</text:p>
          </table:table-cell>
          <table:table-cell office:value-type="float" office:value="269244" calcext:value-type="float">
            <text:p>269244</text:p>
          </table:table-cell>
          <table:table-cell office:value-type="float" office:value="269236" calcext:value-type="float">
            <text:p>269236</text:p>
          </table:table-cell>
          <table:table-cell office:value-type="float" office:value="406220" calcext:value-type="float">
            <text:p>406220</text:p>
          </table:table-cell>
          <table:table-cell office:value-type="float" office:value="187149709" calcext:value-type="float">
            <text:p>187149709</text:p>
          </table:table-cell>
          <table:table-cell office:value-type="float" office:value="199477652" calcext:value-type="float">
            <text:p>199477652</text:p>
          </table:table-cell>
        </table:table-row>
        <table:table-row table:style-name="ro1">
          <table:table-cell office:value-type="string" calcext:value-type="string">
            <text:p>Total length (&gt;= 25000 bp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243957" calcext:value-type="float">
            <text:p>186243957</text:p>
          </table:table-cell>
          <table:table-cell office:value-type="float" office:value="198507950" calcext:value-type="float">
            <text:p>198507950</text:p>
          </table:table-cell>
        </table:table-row>
        <table:table-row table:style-name="ro1">
          <table:table-cell office:value-type="string" calcext:value-type="string">
            <text:p>Total length (&gt;= 50000 bp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362935" calcext:value-type="float">
            <text:p>185362935</text:p>
          </table:table-cell>
          <table:table-cell office:value-type="float" office:value="197589326" calcext:value-type="float">
            <text:p>197589326</text:p>
          </table:table-cell>
        </table:table-row>
        <table:table-row table:style-name="ro1">
          <table:table-cell office:value-type="string" calcext:value-type="string">
            <text:p># contigs</text:p>
          </table:table-cell>
          <table:table-cell office:value-type="float" office:value="83391" calcext:value-type="float">
            <text:p>83391</text:p>
          </table:table-cell>
          <table:table-cell table:number-columns-repeated="2" office:value-type="float" office:value="83311" calcext:value-type="float">
            <text:p>83311</text:p>
          </table:table-cell>
          <table:table-cell office:value-type="float" office:value="83391" calcext:value-type="float">
            <text:p>83391</text:p>
          </table:table-cell>
          <table:table-cell office:value-type="float" office:value="6944" calcext:value-type="float">
            <text:p>6944</text:p>
          </table:table-cell>
          <table:table-cell office:value-type="float" office:value="6229" calcext:value-type="float">
            <text:p>6229</text:p>
          </table:table-cell>
        </table:table-row>
        <table:table-row table:style-name="ro1">
          <table:table-cell office:value-type="string" calcext:value-type="string">
            <text:p>Largest contig</text:p>
          </table:table-cell>
          <table:table-cell office:value-type="float" office:value="13717" calcext:value-type="float">
            <text:p>13717</text:p>
          </table:table-cell>
          <table:table-cell office:value-type="float" office:value="12389" calcext:value-type="float">
            <text:p>12389</text:p>
          </table:table-cell>
          <table:table-cell office:value-type="float" office:value="12390" calcext:value-type="float">
            <text:p>12390</text:p>
          </table:table-cell>
          <table:table-cell office:value-type="float" office:value="13698" calcext:value-type="float">
            <text:p>13698</text:p>
          </table:table-cell>
          <table:table-cell office:value-type="float" office:value="5750018" calcext:value-type="float">
            <text:p>5750018</text:p>
          </table:table-cell>
          <table:table-cell office:value-type="float" office:value="6137311" calcext:value-type="float">
            <text:p>6137311</text:p>
          </table:table-cell>
        </table:table-row>
        <table:table-row table:style-name="ro1">
          <table:table-cell office:value-type="string" calcext:value-type="string">
            <text:p>Total length</text:p>
          </table:table-cell>
          <table:table-cell office:value-type="float" office:value="205906247" calcext:value-type="float">
            <text:p>205906247</text:p>
          </table:table-cell>
          <table:table-cell office:value-type="float" office:value="193702549" calcext:value-type="float">
            <text:p>193702549</text:p>
          </table:table-cell>
          <table:table-cell office:value-type="float" office:value="193697430" calcext:value-type="float">
            <text:p>193697430</text:p>
          </table:table-cell>
          <table:table-cell office:value-type="float" office:value="205890729" calcext:value-type="float">
            <text:p>205890729</text:p>
          </table:table-cell>
          <table:table-cell office:value-type="float" office:value="201334720" calcext:value-type="float">
            <text:p>201334720</text:p>
          </table:table-cell>
          <table:table-cell office:value-type="float" office:value="213606929" calcext:value-type="float">
            <text:p>213606929</text:p>
          </table:table-cell>
        </table:table-row>
        <table:table-row table:style-name="ro1">
          <table:table-cell office:value-type="string" calcext:value-type="string">
            <text:p>GC (%)</text:p>
          </table:table-cell>
          <table:table-cell office:value-type="float" office:value="42.78" calcext:value-type="float">
            <text:p>42.78</text:p>
          </table:table-cell>
          <table:table-cell table:number-columns-repeated="2" office:value-type="float" office:value="42.61" calcext:value-type="float">
            <text:p>42.61</text:p>
          </table:table-cell>
          <table:table-cell office:value-type="float" office:value="42.77" calcext:value-type="float">
            <text:p>42.77</text:p>
          </table:table-cell>
          <table:table-cell office:value-type="float" office:value="42.61" calcext:value-type="float">
            <text:p>42.61</text:p>
          </table:table-cell>
          <table:table-cell office:value-type="float" office:value="42.77" calcext:value-type="float">
            <text:p>42.77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float" office:value="2382" calcext:value-type="float">
            <text:p>2382</text:p>
          </table:table-cell>
          <table:table-cell table:number-columns-repeated="2" office:value-type="float" office:value="2299" calcext:value-type="float">
            <text:p>2299</text:p>
          </table:table-cell>
          <table:table-cell office:value-type="float" office:value="2382" calcext:value-type="float">
            <text:p>2382</text:p>
          </table:table-cell>
          <table:table-cell office:value-type="float" office:value="1520899" calcext:value-type="float">
            <text:p>1520899</text:p>
          </table:table-cell>
          <table:table-cell office:value-type="float" office:value="1617441" calcext:value-type="float">
            <text:p>1617441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float" office:value="2242" calcext:value-type="float">
            <text:p>2242</text:p>
          </table:table-cell>
          <table:table-cell table:number-columns-repeated="2" office:value-type="float" office:value="2011" calcext:value-type="float">
            <text:p>2011</text:p>
          </table:table-cell>
          <table:table-cell office:value-type="float" office:value="2242" calcext:value-type="float">
            <text:p>2242</text:p>
          </table:table-cell>
          <table:table-cell office:value-type="float" office:value="142949" calcext:value-type="float">
            <text:p>142949</text:p>
          </table:table-cell>
          <table:table-cell office:value-type="float" office:value="163533" calcext:value-type="float">
            <text:p>163533</text:p>
          </table:table-cell>
        </table:table-row>
        <table:table-row table:style-name="ro1">
          <table:table-cell office:value-type="string" calcext:value-type="string">
            <text:p>auN</text:p>
          </table:table-cell>
          <table:table-cell office:value-type="float" office:value="2586.4" calcext:value-type="float">
            <text:p>2586.4</text:p>
          </table:table-cell>
          <table:table-cell office:value-type="float" office:value="2455.2" calcext:value-type="float">
            <text:p>2455.2</text:p>
          </table:table-cell>
          <table:table-cell office:value-type="float" office:value="2455.1" calcext:value-type="float">
            <text:p>2455.1</text:p>
          </table:table-cell>
          <table:table-cell office:value-type="float" office:value="2586.2" calcext:value-type="float">
            <text:p>2586.2</text:p>
          </table:table-cell>
          <table:table-cell office:value-type="float" office:value="1880874" calcext:value-type="float">
            <text:p>1880874</text:p>
          </table:table-cell>
          <table:table-cell office:value-type="float" office:value="2000122.5" calcext:value-type="float">
            <text:p>2000122.5</text:p>
          </table:table-cell>
        </table:table-row>
        <table:table-row table:style-name="ro1">
          <table:table-cell office:value-type="string" calcext:value-type="string">
            <text:p>L50</text:p>
          </table:table-cell>
          <table:table-cell office:value-type="float" office:value="37974" calcext:value-type="float">
            <text:p>37974</text:p>
          </table:table-cell>
          <table:table-cell office:value-type="float" office:value="36921" calcext:value-type="float">
            <text:p>36921</text:p>
          </table:table-cell>
          <table:table-cell office:value-type="float" office:value="36919" calcext:value-type="float">
            <text:p>36919</text:p>
          </table:table-cell>
          <table:table-cell office:value-type="float" office:value="37974" calcext:value-type="float">
            <text:p>37974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90</text:p>
          </table:table-cell>
          <table:table-cell office:value-type="float" office:value="73699" calcext:value-type="float">
            <text:p>73699</text:p>
          </table:table-cell>
          <table:table-cell office:value-type="float" office:value="72019" calcext:value-type="float">
            <text:p>72019</text:p>
          </table:table-cell>
          <table:table-cell office:value-type="float" office:value="72016" calcext:value-type="float">
            <text:p>72016</text:p>
          </table:table-cell>
          <table:table-cell office:value-type="float" office:value="73699" calcext:value-type="float">
            <text:p>73699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# N's per 100 kb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93.09" calcext:value-type="float">
            <text:p>3793.09</text:p>
          </table:table-cell>
          <table:table-cell office:value-type="float" office:value="3612.34" calcext:value-type="float">
            <text:p>3612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15:12:37.531246969</dc:date>
    <meta:editing-duration>PT2M15S</meta:editing-duration>
    <meta:editing-cycles>2</meta:editing-cycles>
    <meta:generator>LibreOffice/7.4.6.2$Linux_X86_64 LibreOffice_project/40$Build-2</meta:generator>
    <meta:document-statistic meta:table-count="2" meta:cell-count="368" meta:object-count="0"/>
  </office:meta>
</office:document-meta>
</file>